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edis keys for hobonaut.co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>
            <text:p>Db 0</text:p>
          </table:table-cell>
          <table:table-cell table:style-name="ce1"/>
          <table:table-cell table:style-name="ce4" office:value-type="string">
            <text:p>Blog data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office:value-type="string">
            <text:p>articles</text:p>
          </table:table-cell>
          <table:table-cell office:value-type="string">
            <text:p>zset</text:p>
          </table:table-cell>
          <table:table-cell office:value-type="string">
            <text:p>Set of ids of all articles in db, maps article_id =&gt; created_at</text:p>
          </table:table-cell>
        </table:table-row>
        <table:table-row table:style-name="ro1">
          <table:table-cell office:value-type="string">
            <text:p>articles:published</text:p>
          </table:table-cell>
          <table:table-cell office:value-type="string">
            <text:p>zset</text:p>
          </table:table-cell>
          <table:table-cell office:value-type="string">
            <text:p>Maps article ids to published_at, contains only articles that are displayed on blog</text:p>
          </table:table-cell>
        </table:table-row>
        <table:table-row table:style-name="ro1">
          <table:table-cell office:value-type="string">
            <text:p>article:title_to_id:$title</text:p>
          </table:table-cell>
          <table:table-cell office:value-type="string">
            <text:p>string</text:p>
          </table:table-cell>
          <table:table-cell office:value-type="string">
            <text:p>Maps titles to ids to allow retrieval of articles by title (nice urls)</text:p>
          </table:table-cell>
        </table:table-row>
        <table:table-row table:style-name="ro1">
          <table:table-cell office:value-type="string">
            <text:p>article:$id</text:p>
          </table:table-cell>
          <table:table-cell office:value-type="string">
            <text:p>hash</text:p>
          </table:table-cell>
          <table:table-cell office:value-type="string">
            <text:p>[id,title,tldr,text, text_compiled,created_at,updated_at,published_at]</text:p>
          </table:table-cell>
        </table:table-row>
        <table:table-row table:style-name="ro1">
          <table:table-cell office:value-type="string">
            <text:p>articles:times_retrieved</text:p>
          </table:table-cell>
          <table:table-cell office:value-type="string">
            <text:p>zset</text:p>
          </table:table-cell>
          <table:table-cell office:value-type="string">
            <text:p>Sorted set of article ids =&gt; times retrieved</text:p>
          </table:table-cell>
        </table:table-row>
        <table:table-row table:style-name="ro1">
          <table:table-cell office:value-type="string">
            <text:p>article:$id:last_retrieval_at</text:p>
          </table:table-cell>
          <table:table-cell office:value-type="string">
            <text:p>string</text:p>
          </table:table-cell>
          <table:table-cell office:value-type="string">
            <text:p>Time of last retriev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logan</text:p>
          </table:table-cell>
          <table:table-cell office:value-type="string">
            <text:p>string</text:p>
          </table:table-cell>
          <table:table-cell office:value-type="string">
            <text:p>Contains the current slogan of the website</text:p>
          </table:table-cell>
        </table:table-row>
        <table:table-row table:style-name="ro1">
          <table:table-cell office:value-type="string">
            <text:p>slogans</text:p>
          </table:table-cell>
          <table:table-cell office:value-type="string">
            <text:p>zset</text:p>
          </table:table-cell>
          <table:table-cell office:value-type="string">
            <text:p>Orders previous slogans by 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uthor:$id</text:p>
          </table:table-cell>
          <table:table-cell office:value-type="string">
            <text:p>hash</text:p>
          </table:table-cell>
          <table:table-cell office:value-type="string">
            <text:p>[name,email,password_hash,password_salt,login_last,login_failed_attempts,ip_last,host_last]</text:p>
          </table:table-cell>
        </table:table-row>
        <table:table-row table:style-name="ro1">
          <table:table-cell office:value-type="string">
            <text:p>author:name_to_id:$id</text:p>
          </table:table-cell>
          <table:table-cell office:value-type="string">
            <text:p>string</text:p>
          </table:table-cell>
          <table:table-cell office:value-type="string">
            <text:p>Contains the id of the author</text:p>
          </table:table-cell>
        </table:table-row>
        <table:table-row table:style-name="ro1">
          <table:table-cell office:value-type="string">
            <text:p>authors</text:p>
          </table:table-cell>
          <table:table-cell office:value-type="string">
            <text:p>set</text:p>
          </table:table-cell>
          <table:table-cell office:value-type="string">
            <text:p>Contains ids of all autho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pipeline</text:p>
          </table:table-cell>
          <table:table-cell office:value-type="string">
            <text:p>zset</text:p>
          </table:table-cell>
          <table:table-cell office:value-type="string">
            <text:p>Maps article ids to published_at, daemon checks periodically if any articles should be published</text:p>
          </table:table-cell>
        </table:table-row>
        <table:table-row table:style-name="ro1">
          <table:table-cell office:value-type="string">
            <text:p>pipeline:last_run</text:p>
          </table:table-cell>
          <table:table-cell office:value-type="string">
            <text:p>string</text:p>
          </table:table-cell>
          <table:table-cell office:value-type="string">
            <text:p>When the daemon was last executed. “zrevrange pipeline now pipeline:last_run” reads all articles from pipeline that should be publish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Db 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rticles</text:p>
          </table:table-cell>
          <table:table-cell/>
          <table:table-cell office:value-type="string">
            <text:p>Cache data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12/01/2011</text:date>, <text:time>01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1-10-31T16:32:20</meta:creation-date>
    <meta:generator>LibreOffice/3.4$Unix LibreOffice_project/340m1$Build-402</meta:generator>
    <dc:date>2011-12-01T01:40:14</dc:date>
    <dc:creator>thomas </dc:creator>
    <meta:editing-duration>P1DT8H51M11S</meta:editing-duration>
    <meta:editing-cycles>11</meta:editing-cycles>
    <meta:document-statistic meta:table-count="3" meta:cell-count="48" meta:object-count="0"/>
  </office:meta>
</office:document-meta>
</file>